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paragraph-properties fo:text-align="justify" style:justify-single-word="false"/>
    </style:style>
    <style:style style:name="P2" style:family="paragraph" style:parent-style-name="Heading_20_4">
      <style:paragraph-properties fo:text-align="justify" style:justify-single-word="false"/>
    </style:style>
    <style:style style:name="P3" style:family="paragraph" style:parent-style-name="Horizontal_20_Line">
      <style:paragraph-properties fo:text-align="justify" style:justify-single-word="false"/>
    </style:style>
    <style:style style:name="P4" style:family="paragraph" style:parent-style-name="Preformatted_20_Text">
      <style:paragraph-properties fo:text-align="justify" style:justify-single-word="false" style:writing-mode="lr-tb"/>
    </style:style>
    <style:style style:name="P5" style:family="paragraph" style:parent-style-name="Preformatted_20_Text">
      <style:paragraph-properties fo:margin-top="0in" fo:margin-bottom="0.1965in" style:contextual-spacing="false" fo:text-align="justify" style:justify-single-word="false" style:writing-mode="lr-tb"/>
    </style:style>
    <style:style style:name="P6" style:family="paragraph" style:parent-style-name="Preformatted_20_Text">
      <style:paragraph-properties fo:text-align="justify" style:justify-single-word="false" style:writing-mode="lr-tb"/>
      <style:text-properties officeooo:paragraph-rsid="000a71f7"/>
    </style:style>
    <style:style style:name="P7" style:family="paragraph" style:parent-style-name="Text_20_body">
      <style:paragraph-properties fo:text-align="justify" style:justify-single-word="false"/>
    </style:style>
    <style:style style:name="P8" style:family="paragraph" style:parent-style-name="Preformatted_20_Text">
      <style:paragraph-properties fo:text-align="justify" style:justify-single-word="false"/>
      <style:text-properties fo:background-color="#ffff00"/>
    </style:style>
    <style:style style:name="P9" style:family="paragraph" style:parent-style-name="Preformatted_20_Text">
      <style:paragraph-properties fo:text-align="justify" style:justify-single-word="false" style:writing-mode="lr-tb"/>
      <style:text-properties fo:background-color="#ffff00"/>
    </style:style>
    <style:style style:name="P10" style:family="paragraph" style:parent-style-name="Horizontal_20_Line">
      <style:paragraph-properties fo:text-align="justify" style:justify-single-word="false"/>
    </style:style>
    <style:style style:name="P11" style:family="paragraph" style:parent-style-name="Horizontal_20_Line">
      <style:paragraph-properties fo:text-align="justify" style:justify-single-word="false"/>
      <style:text-properties fo:background-color="#ffff00"/>
    </style:style>
    <style:style style:name="P12" style:family="paragraph" style:parent-style-name="Heading_20_3">
      <style:paragraph-properties fo:text-align="justify" style:justify-single-word="false"/>
    </style:style>
    <style:style style:name="P13" style:family="paragraph" style:parent-style-name="Heading_20_3">
      <style:paragraph-properties fo:text-align="center" style:justify-single-word="false"/>
      <style:text-properties fo:color="#c9211e" loext:opacity="100%" fo:font-size="16pt" officeooo:rsid="000beb1a" officeooo:paragraph-rsid="000beb1a" style:font-size-asian="16pt" style:font-size-complex="16pt"/>
    </style:style>
    <style:style style:name="P14" style:family="paragraph" style:parent-style-name="Heading_20_3">
      <style:paragraph-properties fo:text-align="justify" style:justify-single-word="false"/>
      <style:text-properties fo:color="#c9211e" loext:opacity="100%" fo:font-size="16pt" officeooo:rsid="000beb1a" style:font-size-asian="16pt" style:font-size-complex="16pt"/>
    </style:style>
    <style:style style:name="P15" style:family="paragraph" style:parent-style-name="Heading_20_3">
      <style:paragraph-properties fo:text-align="justify" style:justify-single-word="false"/>
      <style:text-properties fo:color="#c9211e" loext:opacity="100%" fo:font-size="16pt" officeooo:rsid="000beb1a" officeooo:paragraph-rsid="000beb1a" style:font-size-asian="16pt" style:font-size-complex="16pt"/>
    </style:style>
    <style:style style:name="P16" style:family="paragraph" style:parent-style-name="Heading_20_4">
      <style:paragraph-properties fo:text-align="justify" style:justify-single-word="false"/>
    </style:style>
    <style:style style:name="P17" style:family="paragraph" style:parent-style-name="Preformatted_20_Text" style:list-style-name="L10">
      <style:paragraph-properties fo:text-align="justify" style:justify-single-word="false" style:writing-mode="lr-tb"/>
    </style:style>
    <style:style style:name="P18" style:family="paragraph" style:parent-style-name="Preformatted_20_Text" style:list-style-name="L10">
      <style:paragraph-properties fo:margin-top="0in" fo:margin-bottom="0.1965in" style:contextual-spacing="false" fo:text-align="justify" style:justify-single-word="false" style:writing-mode="lr-tb"/>
    </style:style>
    <style:style style:name="P19" style:family="paragraph" style:parent-style-name="Preformatted_20_Text" style:list-style-name="L11">
      <style:paragraph-properties fo:text-align="justify" style:justify-single-word="false"/>
    </style:style>
    <style:style style:name="P20" style:family="paragraph" style:parent-style-name="Preformatted_20_Text" style:list-style-name="L11">
      <style:paragraph-properties fo:margin-top="0in" fo:margin-bottom="0.1965in" style:contextual-spacing="false" fo:text-align="justify" style:justify-single-word="false" style:writing-mode="lr-tb"/>
    </style:style>
    <style:style style:name="P21" style:family="paragraph" style:parent-style-name="Preformatted_20_Text" style:list-style-name="L11">
      <style:paragraph-properties fo:text-align="justify" style:justify-single-word="false" style:writing-mode="lr-tb"/>
    </style:style>
    <style:style style:name="P22" style:family="paragraph" style:parent-style-name="Preformatted_20_Text" style:list-style-name="L12">
      <style:paragraph-properties fo:margin-top="0in" fo:margin-bottom="0.1965in" style:contextual-spacing="false" fo:text-align="justify" style:justify-single-word="false" style:writing-mode="lr-tb"/>
    </style:style>
    <style:style style:name="P23" style:family="paragraph" style:parent-style-name="Preformatted_20_Text" style:list-style-name="L12">
      <style:paragraph-properties fo:text-align="justify" style:justify-single-word="false" style:writing-mode="lr-tb"/>
    </style:style>
    <style:style style:name="P24" style:family="paragraph" style:parent-style-name="Preformatted_20_Text" style:list-style-name="L13">
      <style:paragraph-properties fo:margin-top="0in" fo:margin-bottom="0.1965in" style:contextual-spacing="false" fo:text-align="justify" style:justify-single-word="false" style:writing-mode="lr-tb"/>
    </style:style>
    <style:style style:name="P25" style:family="paragraph" style:parent-style-name="Preformatted_20_Text" style:list-style-name="L13">
      <style:paragraph-properties fo:text-align="justify" style:justify-single-word="false" style:writing-mode="lr-tb"/>
    </style:style>
    <style:style style:name="P26" style:family="paragraph" style:parent-style-name="Preformatted_20_Text" style:list-style-name="L16">
      <style:paragraph-properties fo:text-align="justify" style:justify-single-word="false" style:writing-mode="lr-tb"/>
    </style:style>
    <style:style style:name="P27" style:family="paragraph" style:parent-style-name="Preformatted_20_Text" style:list-style-name="L16">
      <style:paragraph-properties fo:margin-top="0in" fo:margin-bottom="0.1965in" style:contextual-spacing="false" fo:text-align="justify" style:justify-single-word="false" style:writing-mode="lr-tb"/>
    </style:style>
    <style:style style:name="P28" style:family="paragraph" style:parent-style-name="Preformatted_20_Text" style:list-style-name="L17">
      <style:paragraph-properties fo:text-align="justify" style:justify-single-word="false" style:writing-mode="lr-tb"/>
    </style:style>
    <style:style style:name="P29" style:family="paragraph" style:parent-style-name="Preformatted_20_Text" style:list-style-name="L17">
      <style:paragraph-properties fo:margin-top="0in" fo:margin-bottom="0.1965in" style:contextual-spacing="false" fo:text-align="justify" style:justify-single-word="false" style:writing-mode="lr-tb"/>
    </style:style>
    <style:style style:name="P30" style:family="paragraph" style:parent-style-name="Preformatted_20_Text">
      <style:paragraph-properties fo:text-align="justify" style:justify-single-word="false" style:writing-mode="lr-tb"/>
    </style:style>
    <style:style style:name="P31" style:family="paragraph" style:parent-style-name="Preformatted_20_Text">
      <style:paragraph-properties fo:margin-top="0in" fo:margin-bottom="0.1965in" style:contextual-spacing="false" fo:text-align="justify" style:justify-single-word="false" style:writing-mode="lr-tb"/>
    </style:style>
    <style:style style:name="P32" style:family="paragraph" style:parent-style-name="Preformatted_20_Text" style:list-style-name="L10">
      <style:paragraph-properties fo:text-align="justify" style:justify-single-word="false"/>
      <style:text-properties fo:background-color="#ffff00"/>
    </style:style>
    <style:style style:name="P33" style:family="paragraph" style:parent-style-name="Preformatted_20_Text" style:list-style-name="L11">
      <style:paragraph-properties fo:text-align="justify" style:justify-single-word="false"/>
      <style:text-properties fo:background-color="#ffff00"/>
    </style:style>
    <style:style style:name="P34" style:family="paragraph" style:parent-style-name="Preformatted_20_Text" style:list-style-name="L12">
      <style:paragraph-properties fo:text-align="justify" style:justify-single-word="false"/>
      <style:text-properties fo:background-color="#ffff00"/>
    </style:style>
    <style:style style:name="P35" style:family="paragraph" style:parent-style-name="Preformatted_20_Text" style:list-style-name="L13">
      <style:paragraph-properties fo:text-align="justify" style:justify-single-word="false"/>
      <style:text-properties fo:background-color="#ffff00"/>
    </style:style>
    <style:style style:name="P36" style:family="paragraph" style:parent-style-name="Preformatted_20_Text" style:list-style-name="L16">
      <style:paragraph-properties fo:text-align="justify" style:justify-single-word="false"/>
      <style:text-properties fo:background-color="#ffff00"/>
    </style:style>
    <style:style style:name="P37" style:family="paragraph" style:parent-style-name="Preformatted_20_Text" style:list-style-name="L16">
      <style:paragraph-properties fo:text-align="justify" style:justify-single-word="false" style:writing-mode="lr-tb"/>
      <style:text-properties fo:background-color="#ffff00"/>
    </style:style>
    <style:style style:name="P38" style:family="paragraph" style:parent-style-name="Preformatted_20_Text" style:list-style-name="L17">
      <style:paragraph-properties fo:text-align="justify" style:justify-single-word="false"/>
      <style:text-properties fo:background-color="#ffff00"/>
    </style:style>
    <style:style style:name="P39" style:family="paragraph" style:parent-style-name="Preformatted_20_Text">
      <style:paragraph-properties fo:text-align="justify" style:justify-single-word="false"/>
      <style:text-properties fo:background-color="#ffff00"/>
    </style:style>
    <style:style style:name="P40" style:family="paragraph" style:parent-style-name="Preformatted_20_Text">
      <style:paragraph-properties fo:text-align="justify" style:justify-single-word="false" style:writing-mode="lr-tb"/>
      <style:text-properties fo:background-color="#ffff00"/>
    </style:style>
    <style:style style:name="P41" style:family="paragraph" style:parent-style-name="Standard">
      <style:paragraph-properties fo:text-align="justify" style:justify-single-word="false"/>
    </style:style>
    <style:style style:name="P42" style:family="paragraph" style:parent-style-name="Text_20_body" style:list-style-name="L1">
      <style:paragraph-properties fo:text-align="justify" style:justify-single-word="false"/>
    </style:style>
    <style:style style:name="P43" style:family="paragraph" style:parent-style-name="Text_20_body" style:list-style-name="L2">
      <style:paragraph-properties fo:text-align="justify" style:justify-single-word="false"/>
    </style:style>
    <style:style style:name="P44" style:family="paragraph" style:parent-style-name="Text_20_body" style:list-style-name="L3">
      <style:paragraph-properties fo:text-align="justify" style:justify-single-word="false"/>
    </style:style>
    <style:style style:name="P45" style:family="paragraph" style:parent-style-name="Text_20_body" style:list-style-name="L4">
      <style:paragraph-properties fo:text-align="justify" style:justify-single-word="false"/>
    </style:style>
    <style:style style:name="P46" style:family="paragraph" style:parent-style-name="Text_20_body" style:list-style-name="L5">
      <style:paragraph-properties fo:text-align="justify" style:justify-single-word="false"/>
    </style:style>
    <style:style style:name="P47" style:family="paragraph" style:parent-style-name="Text_20_body" style:list-style-name="L6">
      <style:paragraph-properties fo:text-align="justify" style:justify-single-word="false"/>
    </style:style>
    <style:style style:name="P48" style:family="paragraph" style:parent-style-name="Text_20_body" style:list-style-name="L7">
      <style:paragraph-properties fo:text-align="justify" style:justify-single-word="false"/>
    </style:style>
    <style:style style:name="P49" style:family="paragraph" style:parent-style-name="Text_20_body" style:list-style-name="L8">
      <style:paragraph-properties fo:text-align="justify" style:justify-single-word="false"/>
    </style:style>
    <style:style style:name="P50" style:family="paragraph" style:parent-style-name="Text_20_body" style:list-style-name="L9">
      <style:paragraph-properties fo:text-align="justify" style:justify-single-word="false"/>
    </style:style>
    <style:style style:name="P51" style:family="paragraph" style:parent-style-name="Text_20_body">
      <style:paragraph-properties fo:text-align="justify" style:justify-single-word="false"/>
    </style:style>
    <style:style style:name="P52" style:family="paragraph" style:parent-style-name="Text_20_body" style:list-style-name="L10">
      <style:paragraph-properties fo:text-align="justify" style:justify-single-word="false"/>
    </style:style>
    <style:style style:name="P53" style:family="paragraph" style:parent-style-name="Text_20_body" style:list-style-name="L10">
      <style:paragraph-properties fo:margin-top="0in" fo:margin-bottom="0in" style:contextual-spacing="false" fo:text-align="justify" style:justify-single-word="false"/>
    </style:style>
    <style:style style:name="P54" style:family="paragraph" style:parent-style-name="Text_20_body" style:list-style-name="L11">
      <style:paragraph-properties fo:text-align="justify" style:justify-single-word="false"/>
    </style:style>
    <style:style style:name="P55" style:family="paragraph" style:parent-style-name="Text_20_body" style:list-style-name="L11">
      <style:paragraph-properties fo:margin-top="0in" fo:margin-bottom="0in" style:contextual-spacing="false" fo:text-align="justify" style:justify-single-word="false"/>
    </style:style>
    <style:style style:name="P56" style:family="paragraph" style:parent-style-name="Text_20_body" style:list-style-name="L12">
      <style:paragraph-properties fo:text-align="justify" style:justify-single-word="false"/>
    </style:style>
    <style:style style:name="P57" style:family="paragraph" style:parent-style-name="Text_20_body" style:list-style-name="L12">
      <style:paragraph-properties fo:margin-top="0in" fo:margin-bottom="0in" style:contextual-spacing="false" fo:text-align="justify" style:justify-single-word="false"/>
    </style:style>
    <style:style style:name="P58" style:family="paragraph" style:parent-style-name="Text_20_body" style:list-style-name="L13">
      <style:paragraph-properties fo:text-align="justify" style:justify-single-word="false"/>
    </style:style>
    <style:style style:name="P59" style:family="paragraph" style:parent-style-name="Text_20_body" style:list-style-name="L13">
      <style:paragraph-properties fo:margin-top="0in" fo:margin-bottom="0in" style:contextual-spacing="false" fo:text-align="justify" style:justify-single-word="false"/>
    </style:style>
    <style:style style:name="P60" style:family="paragraph" style:parent-style-name="Text_20_body" style:list-style-name="L14">
      <style:paragraph-properties fo:text-align="justify" style:justify-single-word="false"/>
    </style:style>
    <style:style style:name="P61" style:family="paragraph" style:parent-style-name="Text_20_body" style:list-style-name="L15">
      <style:paragraph-properties fo:margin-top="0in" fo:margin-bottom="0in" style:contextual-spacing="false" fo:text-align="justify" style:justify-single-word="false"/>
    </style:style>
    <style:style style:name="P62" style:family="paragraph" style:parent-style-name="Text_20_body" style:list-style-name="L15">
      <style:paragraph-properties fo:text-align="justify" style:justify-single-word="false"/>
    </style:style>
    <style:style style:name="P63" style:family="paragraph" style:parent-style-name="Text_20_body" style:list-style-name="L16">
      <style:paragraph-properties fo:text-align="justify" style:justify-single-word="false"/>
    </style:style>
    <style:style style:name="P64" style:family="paragraph" style:parent-style-name="Text_20_body" style:list-style-name="L16">
      <style:paragraph-properties fo:margin-top="0in" fo:margin-bottom="0in" style:contextual-spacing="false" fo:text-align="justify" style:justify-single-word="false"/>
    </style:style>
    <style:style style:name="P65" style:family="paragraph" style:parent-style-name="Text_20_body" style:list-style-name="L17">
      <style:paragraph-properties fo:text-align="justify" style:justify-single-word="false"/>
    </style:style>
    <style:style style:name="P66" style:family="paragraph" style:parent-style-name="Text_20_body" style:list-style-name="L17">
      <style:paragraph-properties fo:margin-top="0in" fo:margin-bottom="0in" style:contextual-spacing="false" fo:text-align="justify" style:justify-single-word="false"/>
    </style:style>
    <style:style style:name="P67" style:family="paragraph" style:parent-style-name="Text_20_body" style:list-style-name="L18">
      <style:paragraph-properties fo:text-align="justify" style:justify-single-word="false"/>
    </style:style>
    <style:style style:name="P68" style:family="paragraph" style:parent-style-name="Text_20_body" style:list-style-name="L18">
      <style:paragraph-properties fo:margin-top="0in" fo:margin-bottom="0in" style:contextual-spacing="false" fo:text-align="justify" style:justify-single-word="false"/>
    </style:style>
    <style:style style:name="P69" style:family="paragraph" style:parent-style-name="Text_20_body" style:list-style-name="L19">
      <style:paragraph-properties fo:text-align="justify" style:justify-single-word="false"/>
    </style:style>
    <style:style style:name="P70" style:family="paragraph" style:parent-style-name="Text_20_body" style:list-style-name="L19">
      <style:paragraph-properties fo:margin-top="0in" fo:margin-bottom="0in" style:contextual-spacing="false" fo:text-align="justify" style:justify-single-word="false"/>
    </style:style>
    <style:style style:name="P71" style:family="paragraph" style:parent-style-name="Text_20_body" style:list-style-name="L20">
      <style:paragraph-properties fo:text-align="justify" style:justify-single-word="false"/>
    </style:style>
    <style:style style:name="P72" style:family="paragraph" style:parent-style-name="Text_20_body" style:list-style-name="L20">
      <style:paragraph-properties fo:margin-top="0in" fo:margin-bottom="0in" style:contextual-spacing="false" fo:text-align="justify" style:justify-single-word="false"/>
    </style:style>
    <style:style style:name="P73" style:family="paragraph" style:parent-style-name="Text_20_body" style:list-style-name="L21">
      <style:paragraph-properties fo:margin-top="0in" fo:margin-bottom="0in" style:contextual-spacing="false" fo:text-align="justify" style:justify-single-word="false"/>
    </style:style>
    <style:style style:name="P74" style:family="paragraph" style:parent-style-name="Text_20_body" style:list-style-name="L21">
      <style:paragraph-properties fo:text-align="justify" style:justify-single-word="false"/>
    </style:style>
    <style:style style:name="P75" style:family="paragraph" style:parent-style-name="Text_20_body" style:list-style-name="L22">
      <style:paragraph-properties fo:text-align="justify" style:justify-single-word="false"/>
    </style:style>
    <style:style style:name="P76" style:family="paragraph" style:parent-style-name="Text_20_body" style:list-style-name="L22">
      <style:paragraph-properties fo:margin-top="0in" fo:margin-bottom="0in" style:contextual-spacing="false" fo:text-align="justify" style:justify-single-word="false"/>
    </style:style>
    <style:style style:name="P77" style:family="paragraph" style:parent-style-name="Text_20_body" style:list-style-name="L23">
      <style:paragraph-properties fo:text-align="justify" style:justify-single-word="false"/>
    </style:style>
    <style:style style:name="P78" style:family="paragraph" style:parent-style-name="Text_20_body" style:list-style-name="L23">
      <style:paragraph-properties fo:margin-top="0in" fo:margin-bottom="0in" style:contextual-spacing="false" fo:text-align="justify" style:justify-single-word="false"/>
    </style:style>
    <style:style style:name="P79" style:family="paragraph" style:parent-style-name="Text_20_body" style:list-style-name="L24">
      <style:paragraph-properties fo:text-align="justify" style:justify-single-word="false"/>
    </style:style>
    <style:style style:name="P80" style:family="paragraph" style:parent-style-name="Text_20_body" style:list-style-name="L24">
      <style:paragraph-properties fo:margin-top="0in" fo:margin-bottom="0in" style:contextual-spacing="false" fo:text-align="justify" style:justify-single-word="false"/>
    </style:style>
    <style:style style:name="P81" style:family="paragraph" style:parent-style-name="Text_20_body" style:list-style-name="L25">
      <style:paragraph-properties fo:text-align="justify" style:justify-single-word="false"/>
    </style:style>
    <style:style style:name="P82" style:family="paragraph" style:parent-style-name="Text_20_body" style:list-style-name="L25">
      <style:paragraph-properties fo:margin-top="0in" fo:margin-bottom="0in" style:contextual-spacing="false" fo:text-align="justify" style:justify-single-word="false"/>
    </style:style>
    <style:style style:name="P83" style:family="paragraph" style:parent-style-name="Text_20_body" style:list-style-name="L26">
      <style:paragraph-properties fo:text-align="justify" style:justify-single-word="false"/>
    </style:style>
    <style:style style:name="P84" style:family="paragraph" style:parent-style-name="Text_20_body" style:list-style-name="L26">
      <style:paragraph-properties fo:margin-top="0in" fo:margin-bottom="0in" style:contextual-spacing="false" fo:text-align="justify" style:justify-single-word="false"/>
    </style:style>
    <style:style style:name="P85" style:family="paragraph" style:parent-style-name="Text_20_body">
      <style:paragraph-properties fo:text-align="center" style:justify-single-word="false"/>
      <style:text-properties fo:color="#c9211e" loext:opacity="100%" fo:font-size="16pt" fo:font-weight="bold" officeooo:rsid="00110aad" officeooo:paragraph-rsid="00110aad" style:font-size-asian="16pt" style:font-weight-asian="bold" style:font-size-complex="16pt" style:font-weight-complex="bold"/>
    </style:style>
    <style:style style:name="P86" style:family="paragraph" style:parent-style-name="Text_20_body">
      <style:paragraph-properties fo:margin-top="0in" fo:margin-bottom="0in" style:contextual-spacing="false"/>
    </style:style>
    <style:style style:name="T1" style:family="text">
      <style:text-properties fo:background-color="#ffff00" loext:char-shading-value="0"/>
    </style:style>
    <style:style style:name="T2" style:family="text">
      <style:text-properties fo:background-color="#ffff00" loext:char-shading-value="0"/>
    </style:style>
    <style:style style:name="T3" style:family="text">
      <style:text-properties officeooo:rsid="000d45e0"/>
    </style:style>
    <style:style style:name="T4" style:family="text">
      <style:text-properties fo:color="#000000" loext:opacity="100%"/>
    </style:style>
    <style:style style:name="T5" style:family="text">
      <style:text-properties fo:color="#000000" loext:opacity="100%" fo:font-size="13pt" style:font-size-asian="13pt" style:font-size-complex="13pt"/>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 text:outline-level="3">SIGNUP &amp; LOGIN Components</text:h>
      <text:h text:style-name="P1" text:outline-level="3">1. <text:span text:style-name="Strong_20_Emphasis">Techniques de Capture des Entrées Utilisateurs</text:span></text:h>
      <text:p text:style-name="P7">La capture des entrées utilisateurs dans une interface web est essentielle pour interagir avec l'utilisateur et obtenir des informations nécessaires à l'application. Dans notre cas, nous avons utilisé deux composantes : <text:span text:style-name="Strong_20_Emphasis">Signup</text:span> et <text:span text:style-name="Strong_20_Emphasis">Login</text:span>.</text:p>
      <text:h text:style-name="P2" text:outline-level="4">A. <text:span text:style-name="Strong_20_Emphasis">Hooks d'état dans React (</text:span><text:span text:style-name="Strong_20_Emphasis"><text:span text:style-name="Source_20_Text">useState</text:span></text:span><text:span text:style-name="Strong_20_Emphasis">)</text:span></text:h>
      <text:p text:style-name="P7">Dans les composants <text:span text:style-name="Strong_20_Emphasis">Signup</text:span> et <text:span text:style-name="Strong_20_Emphasis">Login</text:span> de Next.js, nous utilisons le <text:span text:style-name="Strong_20_Emphasis">hook </text:span><text:span text:style-name="Strong_20_Emphasis"><text:span text:style-name="Source_20_Text">useState</text:span></text:span> pour capturer et gérer l'état des entrées utilisateurs. Ce hook permet à React de suivre et de mettre à jour les données saisies dans les champs de formulaire.</text:p>
      <text:p text:style-name="P7">Exemple dans le composant <text:span text:style-name="Strong_20_Emphasis">Signup</text:span> :</text:p>
      <text:p text:style-name="P8">javascript</text:p>
      <text:p text:style-name="P4"><text:span text:style-name="Source_20_Text"><text:span text:style-name="T1">const [email, setEmail] = useState("");</text:span></text:span></text:p>
      <text:p text:style-name="P5"><text:span text:style-name="Source_20_Text"><text:span text:style-name="T1">const [password, setPassword] = useState("");</text:span></text:span></text:p>
      <text:list xml:id="list1853744041" text:style-name="L1">
        <text:list-item>
          <text:p text:style-name="P42"><text:span text:style-name="Strong_20_Emphasis">Fonction</text:span> : Le hook <text:span text:style-name="Source_20_Text">useState</text:span> initialise l'état avec une valeur (ici une chaîne vide pour les champs de formulaire). À chaque modification, une fonction comme <text:span text:style-name="Source_20_Text">setEmail</text:span> ou <text:span text:style-name="Source_20_Text">setPassword</text:span> met à jour l'état correspondant à la nouvelle valeur saisie par l'utilisateur.</text:p>
        </text:list-item>
      </text:list>
      <text:h text:style-name="P2" text:outline-level="4">B. <text:span text:style-name="Strong_20_Emphasis">Gestionnaire d'événements </text:span><text:span text:style-name="Strong_20_Emphasis"><text:span text:style-name="Source_20_Text">onChange</text:span></text:span></text:h>
      <text:p text:style-name="P7">Les événements comme <text:span text:style-name="Source_20_Text">onChange</text:span> sont utilisés pour capturer les modifications effectuées par l'utilisateur lorsqu'il tape dans un champ de saisie. Exemple :</text:p>
      <text:p text:style-name="P8">javascript</text:p>
      <text:p text:style-name="P4"><text:span text:style-name="Source_20_Text"><text:span text:style-name="T1">&lt;input</text:span></text:span></text:p>
      <text:p text:style-name="P4"><text:span text:style-name="Source_20_Text"><text:span text:style-name="T1"><text:s text:c="2"/>id="email"</text:span></text:span></text:p>
      <text:p text:style-name="P4"><text:span text:style-name="Source_20_Text"><text:span text:style-name="T1"><text:s text:c="2"/>value={email}</text:span></text:span></text:p>
      <text:p text:style-name="P4"><text:span text:style-name="Source_20_Text"><text:span text:style-name="T1"><text:s text:c="2"/>onChange={(e) =&gt; setEmail(e.target.value)}</text:span></text:span></text:p>
      <text:p text:style-name="P4"><text:span text:style-name="Source_20_Text"><text:span text:style-name="T1"><text:s text:c="2"/>placeholder="Email"</text:span></text:span></text:p>
      <text:p text:style-name="P5"><text:span text:style-name="Source_20_Text"><text:span text:style-name="T1">/&gt;</text:span></text:span></text:p>
      <text:list xml:id="list4241594515" text:style-name="L2">
        <text:list-item>
          <text:p text:style-name="P43"><text:span text:style-name="Strong_20_Emphasis">Fonction</text:span> : À chaque changement dans le champ de saisie, la valeur est récupérée et mise à jour via <text:span text:style-name="Source_20_Text">setEmail(e.target.value)</text:span>. Cela permet de lier le champ à l'état du composant et de garder la trace des entrées.</text:p>
        </text:list-item>
      </text:list>
      <text:p text:style-name="P3"/>
      <text:h text:style-name="P1" text:outline-level="3">2. <text:span text:style-name="Strong_20_Emphasis">Sérialisation et Envoi des Requêtes</text:span></text:h>
      <text:p text:style-name="P7">Une fois les données capturées, il faut les envoyer au serveur pour traitement. Pour cela, nous utilisons plusieurs techniques.</text:p>
      <text:h text:style-name="P2" text:outline-level="4">A. <text:span text:style-name="Strong_20_Emphasis">Sérialisation en JSON</text:span></text:h>
      <text:p text:style-name="P7">Dans les deux composants <text:span text:style-name="Strong_20_Emphasis">Signup</text:span> et <text:span text:style-name="Strong_20_Emphasis">Login</text:span>, les données sont envoyées sous forme de <text:span text:style-name="Strong_20_Emphasis">JSON</text:span>. Le format <text:span text:style-name="Strong_20_Emphasis">JSON</text:span> (JavaScript Object Notation) est un format standard pour représenter des données sous forme de texte structuré, largement utilisé pour l'échange de données entre un client et un serveur.</text:p>
      <text:p text:style-name="P7"><text:soft-page-break/>Exemple dans le composant <text:span text:style-name="Strong_20_Emphasis">Signup</text:span> :</text:p>
      <text:p text:style-name="P8">javascript</text:p>
      <text:p text:style-name="P4"><text:span text:style-name="Source_20_Text"><text:span text:style-name="T1">const handleSubmit = async (e) =&gt; {</text:span></text:span></text:p>
      <text:p text:style-name="P4"><text:span text:style-name="Source_20_Text"><text:span text:style-name="T1"><text:s text:c="2"/>e.preventDefault();</text:span></text:span></text:p>
      <text:p text:style-name="P4"><text:span text:style-name="Source_20_Text"><text:span text:style-name="T1"><text:s text:c="2"/>const response = await axios.post(</text:span></text:span></text:p>
      <text:p text:style-name="P4"><text:span text:style-name="Source_20_Text"><text:span text:style-name="T1"><text:s text:c="4"/>"http://127.0.0.1:8000/signup/",</text:span></text:span></text:p>
      <text:p text:style-name="P4"><text:span text:style-name="Source_20_Text"><text:span text:style-name="T1"><text:s text:c="4"/>{</text:span></text:span></text:p>
      <text:p text:style-name="P4"><text:span text:style-name="Source_20_Text"><text:span text:style-name="T1"><text:s text:c="6"/>name,</text:span></text:span></text:p>
      <text:p text:style-name="P4"><text:span text:style-name="Source_20_Text"><text:span text:style-name="T1"><text:s text:c="6"/>email,</text:span></text:span></text:p>
      <text:p text:style-name="P4"><text:span text:style-name="Source_20_Text"><text:span text:style-name="T1"><text:s text:c="6"/>password,</text:span></text:span></text:p>
      <text:p text:style-name="P4"><text:span text:style-name="Source_20_Text"><text:span text:style-name="T1"><text:s text:c="6"/>password_confirm: passwordConfirm,</text:span></text:span></text:p>
      <text:p text:style-name="P4"><text:span text:style-name="Source_20_Text"><text:span text:style-name="T1"><text:s text:c="4"/>},</text:span></text:span></text:p>
      <text:p text:style-name="P4"><text:span text:style-name="Source_20_Text"><text:span text:style-name="T1"><text:s text:c="4"/>{</text:span></text:span></text:p>
      <text:p text:style-name="P4"><text:span text:style-name="Source_20_Text"><text:span text:style-name="T1"><text:s text:c="6"/>headers: {</text:span></text:span></text:p>
      <text:p text:style-name="P4"><text:span text:style-name="Source_20_Text"><text:span text:style-name="T1"><text:s text:c="8"/>"Content-Type": "application/json", // Spécifie le type de données</text:span></text:span></text:p>
      <text:p text:style-name="P4"><text:span text:style-name="Source_20_Text"><text:span text:style-name="T1"><text:s text:c="6"/>},</text:span></text:span></text:p>
      <text:p text:style-name="P4"><text:span text:style-name="Source_20_Text"><text:span text:style-name="T1"><text:s text:c="4"/>}</text:span></text:span></text:p>
      <text:p text:style-name="P4"><text:span text:style-name="Source_20_Text"><text:span text:style-name="T1"><text:s text:c="2"/>);</text:span></text:span></text:p>
      <text:p text:style-name="P5"><text:span text:style-name="Source_20_Text"><text:span text:style-name="T1">};</text:span></text:span></text:p>
      <text:list xml:id="list3668494240" text:style-name="L3">
        <text:list-item>
          <text:p text:style-name="P44"><text:span text:style-name="Strong_20_Emphasis">Fonction</text:span> : Avant d'envoyer les données, elles sont formatées en JSON. Le header <text:span text:style-name="Source_20_Text">Content-Type: application/json</text:span> est ajouté pour indiquer au serveur que les données envoyées sont au format JSON.</text:p>
        </text:list-item>
      </text:list>
      <text:h text:style-name="P2" text:outline-level="4">B. <text:span text:style-name="Strong_20_Emphasis">Requêtes HTTP avec Axios</text:span></text:h>
      <text:p text:style-name="P7">Dans les deux composants, nous avons utilisé <text:span text:style-name="Strong_20_Emphasis">Axios</text:span>, une bibliothèque JavaScript permettant de gérer les requêtes HTTP de manière simple et performante. Axios est utilisé pour envoyer des requêtes <text:span text:style-name="Strong_20_Emphasis">POST</text:span> au serveur Django avec les données utilisateurs.</text:p>
      <text:p text:style-name="P7">Exemple dans <text:span text:style-name="Strong_20_Emphasis">Login</text:span> :</text:p>
      <text:p text:style-name="P8">javascript</text:p>
      <text:p text:style-name="P4"><text:span text:style-name="Source_20_Text"><text:span text:style-name="T1">const response = await axios.post("http://127.0.0.1:8000/login/", {</text:span></text:span></text:p>
      <text:p text:style-name="P4"><text:span text:style-name="Source_20_Text"><text:span text:style-name="T1"><text:s text:c="2"/>email,</text:span></text:span></text:p>
      <text:p text:style-name="P4"><text:span text:style-name="Source_20_Text"><text:span text:style-name="T1"><text:s text:c="2"/>password,</text:span></text:span></text:p>
      <text:p text:style-name="P5"><text:span text:style-name="Source_20_Text"><text:span text:style-name="T1">});</text:span></text:span></text:p>
      <text:list xml:id="list2438939144" text:style-name="L4">
        <text:list-item>
          <text:p text:style-name="P45"><text:span text:style-name="Strong_20_Emphasis">Fonction</text:span> : Axios simplifie l'envoi de requêtes HTTP. Nous utilisons <text:span text:style-name="Source_20_Text">axios.post</text:span> pour envoyer les données sous forme de JSON via une requête POST. Axios gère également les promesses pour traiter les réponses du serveur.</text:p>
        </text:list-item>
      </text:list>
      <text:p text:style-name="P3"/>
      <text:h text:style-name="P1" text:outline-level="3">3. <text:span text:style-name="Strong_20_Emphasis">Réception et Traitement des Réponses du Serveur</text:span></text:h>
      <text:h text:style-name="P2" text:outline-level="4">A. <text:span text:style-name="Strong_20_Emphasis">Gestion des réponses du backend</text:span></text:h>
      <text:p text:style-name="P7">Après l'envoi des données, le serveur retourne une réponse que le frontend doit traiter. Nous avons utilisé des <text:span text:style-name="Strong_20_Emphasis">promesses</text:span> pour gérer cela dans Axios.</text:p>
      <text:p text:style-name="P7">Exemple dans <text:span text:style-name="Strong_20_Emphasis">Signup</text:span> :</text:p>
      <text:p text:style-name="P6"><text:span text:style-name="Source_20_Text"><text:span text:style-name="T1">try {</text:span></text:span></text:p>
      <text:p text:style-name="P4"><text:span text:style-name="Source_20_Text"><text:span text:style-name="T1"><text:s text:c="2"/>const response = await axios.post(...);</text:span></text:span></text:p>
      <text:p text:style-name="P4"><text:span text:style-name="Source_20_Text"><text:span text:style-name="T1"><text:s text:c="2"/>console.log("Account created:", response.data);</text:span></text:span></text:p>
      <text:p text:style-name="P4"><text:span text:style-name="Source_20_Text"><text:span text:style-name="T1"><text:s text:c="2"/>alert("Account created successfully!");</text:span></text:span></text:p>
      <text:p text:style-name="P4"><text:span text:style-name="Source_20_Text"><text:span text:style-name="T1">} catch (error) {</text:span></text:span></text:p>
      <text:p text:style-name="P4"><text:soft-page-break/><text:span text:style-name="Source_20_Text"><text:span text:style-name="T1"><text:s text:c="2"/>console.error("There was an error creating the account:", error);</text:span></text:span></text:p>
      <text:p text:style-name="P4"><text:span text:style-name="Source_20_Text"><text:span text:style-name="T1"><text:s text:c="2"/>alert("There was an error creating your account.");}</text:span></text:span></text:p>
      <text:list xml:id="list1829425358" text:style-name="L5">
        <text:list-item>
          <text:p text:style-name="P46"><text:span text:style-name="Strong_20_Emphasis">Fonction</text:span> : Axios renvoie une promesse, soit résolue (succès), soit rejetée (échec). La réponse peut être capturée avec <text:span text:style-name="Source_20_Text">response.data</text:span> pour obtenir les données renvoyées par le backend, ou avec un <text:span text:style-name="Source_20_Text">catch</text:span> pour gérer les erreurs éventuelles (par exemple, mot de passe incorrect).</text:p>
        </text:list-item>
      </text:list>
      <text:p text:style-name="P3"/>
      <text:h text:style-name="P1" text:outline-level="3">4. <text:span text:style-name="Strong_20_Emphasis">Backend : Gestion des Requêtes HTTP</text:span></text:h>
      <text:p text:style-name="P7">Côté backend (Django), nous avons plusieurs techniques et outils pour traiter les données envoyées par le frontend.</text:p>
      <text:h text:style-name="P2" text:outline-level="4">A. <text:span text:style-name="Strong_20_Emphasis">Django Views et Gestion des requêtes</text:span></text:h>
      <text:p text:style-name="P7">Django utilise des <text:span text:style-name="Strong_20_Emphasis">views</text:span> pour traiter les requêtes HTTP. Dans notre cas, les données JSON envoyées par le frontend sont récupérées dans la fonction <text:span text:style-name="Source_20_Text">signup_view</text:span> ou <text:span text:style-name="Source_20_Text">login_view</text:span>.</text:p>
      <text:p text:style-name="P7">Exemple de <text:span text:style-name="Source_20_Text">signup_view</text:span> dans Django :</text:p>
      <text:p text:style-name="P8">python</text:p>
      <text:p text:style-name="P4"><text:span text:style-name="Source_20_Text"><text:span text:style-name="T1">@csrf_exempt</text:span></text:span></text:p>
      <text:p text:style-name="P4"><text:span text:style-name="Source_20_Text"><text:span text:style-name="T1">def signup_view(request):</text:span></text:span></text:p>
      <text:p text:style-name="P4"><text:span text:style-name="Source_20_Text"><text:span text:style-name="T1"><text:s text:c="4"/>if request.method == "POST":</text:span></text:span></text:p>
      <text:p text:style-name="P4"><text:span text:style-name="Source_20_Text"><text:span text:style-name="T1"><text:s text:c="8"/>data = json.loads(request.body) <text:s/># Charger les données JSON</text:span></text:span></text:p>
      <text:p text:style-name="P4"><text:span text:style-name="Source_20_Text"><text:span text:style-name="T1"><text:s text:c="8"/>name = data.get("name")</text:span></text:span></text:p>
      <text:p text:style-name="P4"><text:span text:style-name="Source_20_Text"><text:span text:style-name="T1"><text:s text:c="8"/>email = data.get("email")</text:span></text:span></text:p>
      <text:p text:style-name="P4"><text:span text:style-name="Source_20_Text"><text:span text:style-name="T1"><text:s text:c="8"/>password = data.get("password")</text:span></text:span></text:p>
      <text:p text:style-name="P4"><text:span text:style-name="Source_20_Text"><text:span text:style-name="T1"><text:s text:c="8"/># Traitement des données</text:span></text:span></text:p>
      <text:p text:style-name="P5"><text:span text:style-name="Source_20_Text"><text:span text:style-name="T1"><text:s text:c="8"/>return JsonResponse({"message": "Account created successfully!"}, status=201)</text:span></text:span></text:p>
      <text:list xml:id="list211191882" text:style-name="L6">
        <text:list-item>
          <text:p text:style-name="P47"><text:span text:style-name="Strong_20_Emphasis">Fonction</text:span> : La requête POST envoyée par Axios est reçue par la view, qui utilise <text:span text:style-name="Source_20_Text">json.loads(request.body)</text:span> pour lire et interpréter les données JSON. Ces données sont ensuite utilisées pour traiter la création de compte ou la connexion.</text:p>
        </text:list-item>
      </text:list>
      <text:h text:style-name="P2" text:outline-level="4">B. <text:span text:style-name="Strong_20_Emphasis">Décoration avec </text:span><text:span text:style-name="Strong_20_Emphasis"><text:span text:style-name="Source_20_Text">@csrf_exempt</text:span></text:span></text:h>
      <text:p text:style-name="P7">Pour désactiver temporairement la protection <text:span text:style-name="Strong_20_Emphasis">CSRF</text:span> lors des tests, nous avons utilisé le décorateur <text:span text:style-name="Source_20_Text">@csrf_exempt</text:span>.</text:p>
      <text:list xml:id="list1845043506" text:style-name="L7">
        <text:list-item>
          <text:p text:style-name="P48"><text:span text:style-name="Strong_20_Emphasis">Fonction</text:span> : Django protège généralement les requêtes POST avec un <text:span text:style-name="Strong_20_Emphasis">jeton CSRF</text:span> pour prévenir les attaques. Cependant, pour simplifier les tests et éviter les erreurs dues à l'absence de ce jeton, nous avons désactivé temporairement cette protection.</text:p>
        </text:list-item>
      </text:list>
      <text:h text:style-name="P2" text:outline-level="4">C. <text:span text:style-name="Strong_20_Emphasis"><text:span text:style-name="Source_20_Text">JsonResponse</text:span></text:span><text:span text:style-name="Strong_20_Emphasis"> pour les réponses</text:span></text:h>
      <text:p text:style-name="P7">Django renvoie des réponses au format <text:span text:style-name="Strong_20_Emphasis">JSON</text:span> pour que le frontend puisse les interpréter. Nous utilisons la fonction <text:span text:style-name="Strong_20_Emphasis"><text:span text:style-name="Source_20_Text">JsonResponse</text:span></text:span> pour retourner des réponses structurées.</text:p>
      <text:p text:style-name="P7">Exemple :</text:p>
      <text:p text:style-name="P8">python</text:p>
      <text:p text:style-name="P5"><text:span text:style-name="Source_20_Text"><text:span text:style-name="T1">return JsonResponse({"message": "Account created successfully!"}, status=201)</text:span></text:span></text:p>
      <text:list xml:id="list2444978458" text:style-name="L8">
        <text:list-item>
          <text:p text:style-name="P49"><text:soft-page-break/><text:span text:style-name="Strong_20_Emphasis">Fonction</text:span> : Les réponses sont envoyées en JSON, ce qui permet au frontend de les traiter facilement avec Axios ou tout autre gestionnaire de requêtes.</text:p>
        </text:list-item>
      </text:list>
      <text:p text:style-name="P3"/>
      <text:h text:style-name="P1" text:outline-level="3">5. <text:span text:style-name="Strong_20_Emphasis">Validation des données</text:span></text:h>
      <text:p text:style-name="P7">Une autre technique abordée concerne la validation des données du côté backend.</text:p>
      <text:h text:style-name="P2" text:outline-level="4">A. <text:span text:style-name="Strong_20_Emphasis">Validation basique dans Django</text:span></text:h>
      <text:p text:style-name="P7">Dans nos views Django, nous avons implémenté une validation de base pour nous assurer que les champs ne sont pas vides et que les mots de passe correspondent.</text:p>
      <text:p text:style-name="P7">Exemple dans <text:span text:style-name="Source_20_Text">signup_view</text:span> :</text:p>
      <text:p text:style-name="P8">python</text:p>
      <text:p text:style-name="P4"><text:span text:style-name="Source_20_Text"><text:span text:style-name="T1">if not name or not email or not password or not password_confirm:</text:span></text:span></text:p>
      <text:p text:style-name="P4"><text:span text:style-name="Source_20_Text"><text:span text:style-name="T1"><text:s text:c="4"/>return JsonResponse({"error": "All fields are required."}, status=400)</text:span></text:span></text:p>
      <text:p text:style-name="P9"/>
      <text:p text:style-name="P4"><text:span text:style-name="Source_20_Text"><text:span text:style-name="T1">if password != password_confirm:</text:span></text:span></text:p>
      <text:p text:style-name="P5"><text:span text:style-name="Source_20_Text"><text:span text:style-name="T1"><text:s text:c="4"/>return JsonResponse({"error": "Passwords do not match."}, status=400)</text:span></text:span></text:p>
      <text:list xml:id="list3652126408" text:style-name="L9">
        <text:list-item>
          <text:p text:style-name="P50"><text:span text:style-name="Strong_20_Emphasis">Fonction</text:span> : Ces validations de base permettent de s'assurer que les données envoyées sont cohérentes avant de procéder à leur traitement.</text:p>
        </text:list-item>
      </text:list>
      <text:p text:style-name="P3"/>
      <text:h text:style-name="P1" text:outline-level="3">6. <text:span text:style-name="Strong_20_Emphasis">Communication entre Frontend et Backend</text:span></text:h>
      <text:p text:style-name="P7">Les techniques utilisées pour l'échange de données entre le frontend et le backend reposent principalement sur les requêtes <text:span text:style-name="Strong_20_Emphasis">HTTP</text:span> et l'utilisation de <text:span text:style-name="Strong_20_Emphasis">JSON</text:span> comme format d'échange. Voici les points clés de la communication :</text:p>
      <text:h text:style-name="P2" text:outline-level="4">A. <text:span text:style-name="Strong_20_Emphasis">Requêtes HTTP avec Axios</text:span> (Frontend)</text:h>
      <text:p text:style-name="P7">Le frontend envoie les données capturées via des requêtes <text:span text:style-name="Strong_20_Emphasis">POST</text:span> au serveur Django, qui traite les informations et retourne une réponse. Les en-têtes HTTP permettent d'assurer une communication correcte en spécifiant que le corps de la requête contient du <text:span text:style-name="Strong_20_Emphasis">JSON</text:span>.</text:p>
      <text:h text:style-name="P2" text:outline-level="4">B. <text:span text:style-name="Strong_20_Emphasis">Traitement des Requêtes dans Django</text:span> (Backend)</text:h>
      <text:p text:style-name="P7">Le backend Django reçoit les requêtes et interprète les données JSON avant de traiter les informations reçues (par exemple, authentification d'un utilisateur, création d'un compte).</text:p>
      <text:p text:style-name="P3"/>
      <text:p text:style-name="P41"><text:s/></text:p>
      <text:p text:style-name="P41"/>
      <text:p text:style-name="P41"/>
      <text:p text:style-name="P41"/>
      <text:p text:style-name="P41"/>
      <text:p text:style-name="P41"/>
      <text:p text:style-name="P41"/>
      <text:p text:style-name="P41"/>
      <text:p text:style-name="P41"/>
      <text:h text:style-name="P13" text:outline-level="3"><text:soft-page-break/>Techniques <text:span text:style-name="T3">de communication entre Frontend et Backend</text:span></text:h>
      <text:h text:style-name="P15" text:outline-level="3"><text:span text:style-name="T5">1. </text:span><text:span text:style-name="Strong_20_Emphasis"><text:span text:style-name="T5">Méthodes HTTP : GET, POST, PUT, DELETE</text:span></text:span></text:h>
      <text:p text:style-name="P7">Les méthodes <text:span text:style-name="Strong_20_Emphasis">HTTP</text:span> les plus couramment utilisées pour interagir entre un frontend (Next.js) et un backend (Django) incluent :</text:p>
      <text:h text:style-name="P2" text:outline-level="4">A. <text:span text:style-name="Strong_20_Emphasis">GET</text:span></text:h>
      <text:p text:style-name="P7"><text:span text:style-name="Strong_20_Emphasis">Principe</text:span> : La méthode <text:span text:style-name="Strong_20_Emphasis">GET</text:span> est utilisée pour <text:span text:style-name="Strong_20_Emphasis">récupérer des données</text:span> depuis le backend sans modifier les ressources côté serveur. Par exemple, vous pourriez l'utiliser pour récupérer une liste d'utilisateurs ou des informations de compte.</text:p>
      <text:list xml:id="list822368681" text:style-name="L10">
        <text:list-item>
          <text:p text:style-name="P52"><text:span text:style-name="Strong_20_Emphasis">Technique en Next.js</text:span> :<text:line-break/>Dans Next.js, la méthode <text:span text:style-name="Source_20_Text">fetch()</text:span> ou une bibliothèque comme <text:span text:style-name="Strong_20_Emphasis">Axios</text:span> peut être utilisée pour envoyer une requête GET au backend.</text:p>
          <text:p text:style-name="P52"><text:span text:style-name="Strong_20_Emphasis">Exemple en utilisant </text:span><text:span text:style-name="Strong_20_Emphasis"><text:span text:style-name="Source_20_Text">fetch</text:span></text:span> :</text:p>
          <text:p text:style-name="P32">javascript</text:p>
          <text:p text:style-name="P32">Copier le code</text:p>
          <text:p text:style-name="P17"><text:span text:style-name="Source_20_Text"><text:span text:style-name="T2">useEffect(() =&gt; {</text:span></text:span></text:p>
          <text:p text:style-name="P17"><text:span text:style-name="Source_20_Text"><text:span text:style-name="T2"><text:s text:c="2"/>fetch("http://127.0.0.1:8000/api/users/")</text:span></text:span></text:p>
          <text:p text:style-name="P17"><text:span text:style-name="Source_20_Text"><text:span text:style-name="T2"><text:s text:c="4"/>.then((response) =&gt; response.json())</text:span></text:span></text:p>
          <text:p text:style-name="P17"><text:span text:style-name="Source_20_Text"><text:span text:style-name="T2"><text:s text:c="4"/>.then((data) =&gt; setUsers(data));</text:span></text:span></text:p>
          <text:p text:style-name="P18"><text:span text:style-name="Source_20_Text"><text:span text:style-name="T2">}, []);</text:span></text:span></text:p>
        </text:list-item>
        <text:list-item>
          <text:p text:style-name="P52"><text:span text:style-name="Strong_20_Emphasis">Technique en Django</text:span> :<text:line-break/>En Django, une vue utilisant la méthode GET est utilisée pour renvoyer des données. Une vue peut renvoyer des résultats sous forme de JSON, qui sera ensuite traité par le frontend.</text:p>
          <text:p text:style-name="P52"><text:span text:style-name="Strong_20_Emphasis">Exemple de vue Django</text:span> :</text:p>
          <text:p text:style-name="P32">python</text:p>
          <text:p text:style-name="P32">Copier le code</text:p>
          <text:p text:style-name="P17"><text:span text:style-name="Source_20_Text"><text:span text:style-name="T2">def get_users(request):</text:span></text:span></text:p>
          <text:p text:style-name="P17"><text:span text:style-name="Source_20_Text"><text:span text:style-name="T2"><text:s text:c="4"/>users = User.objects.all().values()</text:span></text:span></text:p>
          <text:p text:style-name="P18"><text:span text:style-name="Source_20_Text"><text:span text:style-name="T2"><text:s text:c="4"/>return JsonResponse(list(users), safe=False)</text:span></text:span></text:p>
        </text:list-item>
        <text:list-item>
          <text:p text:style-name="P52"><text:span text:style-name="Strong_20_Emphasis">Avantages du GET</text:span> :</text:p>
          <text:list>
            <text:list-item>
              <text:p text:style-name="P53">Simple à implémenter et à utiliser pour les requêtes de lecture.</text:p>
            </text:list-item>
            <text:list-item>
              <text:p text:style-name="P53">Légèreté des requêtes.</text:p>
            </text:list-item>
          </text:list>
        </text:list-item>
        <text:list-item>
          <text:p text:style-name="P52"><text:span text:style-name="Strong_20_Emphasis">Inconvénients du GET</text:span> :</text:p>
          <text:list>
            <text:list-item>
              <text:p text:style-name="P53">Ne convient pas aux opérations d’écriture ou de modification.</text:p>
            </text:list-item>
            <text:list-item>
              <text:p text:style-name="P52">Les données sensibles ne doivent pas être envoyées via GET car elles apparaissent dans l’URL.</text:p>
            </text:list-item>
          </text:list>
        </text:list-item>
      </text:list>
      <text:h text:style-name="P2" text:outline-level="4">B. <text:span text:style-name="Strong_20_Emphasis">POST</text:span></text:h>
      <text:p text:style-name="P7"><text:span text:style-name="Strong_20_Emphasis">Principe</text:span> : La méthode <text:span text:style-name="Strong_20_Emphasis">POST</text:span> est utilisée pour <text:span text:style-name="Strong_20_Emphasis">envoyer des données</text:span> au serveur, généralement dans le but de créer ou modifier des ressources. Par exemple, dans le formulaire de <text:span text:style-name="Strong_20_Emphasis">Signup</text:span>, nous avons utilisé une requête POST pour soumettre les informations de l'utilisateur au backend.</text:p>
      <text:list xml:id="list2385802831" text:style-name="L11">
        <text:list-item>
          <text:p text:style-name="P54"><text:soft-page-break/><text:span text:style-name="Strong_20_Emphasis">Technique en Next.js</text:span> : Dans <text:span text:style-name="Strong_20_Emphasis">Next.js</text:span>, nous avons utilisé <text:span text:style-name="Strong_20_Emphasis">Axios</text:span> pour envoyer des requêtes POST. L'envoi d'une requête POST envoie les données dans le corps de la requête.</text:p>
          <text:p text:style-name="P54"><text:span text:style-name="Strong_20_Emphasis">Exemple en utilisant Axios</text:span> :</text:p>
          <text:p text:style-name="P19">javascript</text:p>
          <text:p text:style-name="P19">Copier le code</text:p>
          <text:p text:style-name="P20"><text:span text:style-name="Source_20_Text">axios.post("http://127.0.0.1:8000/signup/", { name, email, password });</text:span></text:p>
        </text:list-item>
        <text:list-item>
          <text:p text:style-name="P54"><text:span text:style-name="Strong_20_Emphasis">Technique en Django</text:span> : Django traite les requêtes POST dans les vues. Nous avons utilisé <text:span text:style-name="Strong_20_Emphasis">JsonResponse</text:span> pour répondre aux requêtes POST, et des bibliothèques comme <text:span text:style-name="Strong_20_Emphasis">json</text:span> pour lire le contenu envoyé.</text:p>
          <text:p text:style-name="P54"><text:span text:style-name="Strong_20_Emphasis">Exemple de vue Django avec POST</text:span> :</text:p>
          <text:p text:style-name="P33">python</text:p>
          <text:p text:style-name="P33">Copier le code</text:p>
          <text:p text:style-name="P21"><text:span text:style-name="Source_20_Text"><text:span text:style-name="T2">@csrf_exempt</text:span></text:span></text:p>
          <text:p text:style-name="P21"><text:span text:style-name="Source_20_Text"><text:span text:style-name="T2">def signup_view(request):</text:span></text:span></text:p>
          <text:p text:style-name="P21"><text:span text:style-name="Source_20_Text"><text:span text:style-name="T2"><text:s text:c="4"/>if request.method == "POST":</text:span></text:span></text:p>
          <text:p text:style-name="P21"><text:span text:style-name="Source_20_Text"><text:span text:style-name="T2"><text:s text:c="8"/>data = json.loads(request.body)</text:span></text:span></text:p>
          <text:p text:style-name="P21"><text:span text:style-name="Source_20_Text"><text:span text:style-name="T2"><text:s text:c="8"/># Traiter les données reçues</text:span></text:span></text:p>
          <text:p text:style-name="P20"><text:span text:style-name="Source_20_Text"><text:span text:style-name="T2"><text:s text:c="8"/>return JsonResponse({"message": "User created"}, status=201)</text:span></text:span></text:p>
        </text:list-item>
        <text:list-item>
          <text:p text:style-name="P54"><text:span text:style-name="Strong_20_Emphasis">Avantages du POST</text:span> :</text:p>
          <text:list>
            <text:list-item>
              <text:p text:style-name="P55">Convient à la création de nouvelles ressources.</text:p>
            </text:list-item>
            <text:list-item>
              <text:p text:style-name="P55">Les données ne sont pas visibles dans l'URL (plus sécurisé pour les informations sensibles).</text:p>
            </text:list-item>
          </text:list>
        </text:list-item>
        <text:list-item>
          <text:p text:style-name="P54"><text:span text:style-name="Strong_20_Emphasis">Inconvénients du POST</text:span> :</text:p>
          <text:list>
            <text:list-item>
              <text:p text:style-name="P55">Nécessite des mécanismes de validation côté serveur.</text:p>
            </text:list-item>
            <text:list-item>
              <text:p text:style-name="P54">Requiert plus de configuration pour la gestion de la sécurité (par exemple, <text:span text:style-name="Strong_20_Emphasis">CSRF protection</text:span>).</text:p>
            </text:list-item>
          </text:list>
        </text:list-item>
      </text:list>
      <text:h text:style-name="P2" text:outline-level="4">C. <text:span text:style-name="Strong_20_Emphasis">PUT</text:span></text:h>
      <text:p text:style-name="P7"><text:span text:style-name="Strong_20_Emphasis">Principe</text:span> : La méthode <text:span text:style-name="Strong_20_Emphasis">PUT</text:span> est utilisée pour <text:span text:style-name="Strong_20_Emphasis">mettre à jour entièrement une ressource existante</text:span> sur le serveur. Contrairement à POST, qui est généralement utilisé pour créer des données, PUT remplace les données d'une ressource existante.</text:p>
      <text:list xml:id="list2574372554" text:style-name="L12">
        <text:list-item>
          <text:p text:style-name="P56"><text:span text:style-name="Strong_20_Emphasis">Technique en Next.js</text:span> :<text:line-break/>De manière similaire à POST, PUT peut être utilisé pour envoyer une requête au backend via <text:span text:style-name="Source_20_Text">fetch()</text:span> ou <text:span text:style-name="Strong_20_Emphasis">Axios</text:span>.</text:p>
          <text:p text:style-name="P56"><text:span text:style-name="Strong_20_Emphasis">Exemple avec Axios</text:span> :</text:p>
          <text:p text:style-name="P34">javascript</text:p>
          <text:p text:style-name="P34">Copier le code</text:p>
          <text:p text:style-name="P22"><text:span text:style-name="Source_20_Text"><text:span text:style-name="T2">axios.put("http://127.0.0.1:8000/api/users/1/", { name, email });</text:span></text:span></text:p>
        </text:list-item>
        <text:list-item>
          <text:p text:style-name="P56"><text:span text:style-name="Strong_20_Emphasis">Technique en Django</text:span> :<text:line-break/>Le traitement de PUT dans Django peut être réalisé avec une vue similaire à POST, mais Django Rest Framework (DRF) fournit une gestion plus structurée.</text:p>
          <text:p text:style-name="P56"><text:span text:style-name="Strong_20_Emphasis">Exemple avec DRF</text:span> :</text:p>
          <text:p text:style-name="P34"><text:soft-page-break/>python</text:p>
          <text:p text:style-name="P34">Copier le code</text:p>
          <text:p text:style-name="P23"><text:span text:style-name="Source_20_Text"><text:span text:style-name="T2">@api_view(['PUT'])</text:span></text:span></text:p>
          <text:p text:style-name="P23"><text:span text:style-name="Source_20_Text"><text:span text:style-name="T2">def update_user(request, pk):</text:span></text:span></text:p>
          <text:p text:style-name="P23"><text:span text:style-name="Source_20_Text"><text:span text:style-name="T2"><text:s text:c="4"/>user = User.objects.get(pk=pk)</text:span></text:span></text:p>
          <text:p text:style-name="P23"><text:span text:style-name="Source_20_Text"><text:span text:style-name="T2"><text:s text:c="4"/>user.name = request.data.get("name")</text:span></text:span></text:p>
          <text:p text:style-name="P23"><text:span text:style-name="Source_20_Text"><text:span text:style-name="T2"><text:s text:c="4"/>user.save()</text:span></text:span></text:p>
          <text:p text:style-name="P22"><text:span text:style-name="Source_20_Text"><text:span text:style-name="T2"><text:s text:c="4"/>return Response({"message": "User updated"})</text:span></text:span></text:p>
        </text:list-item>
        <text:list-item>
          <text:p text:style-name="P56"><text:span text:style-name="Strong_20_Emphasis">Avantages du PUT</text:span> :</text:p>
          <text:list>
            <text:list-item>
              <text:p text:style-name="P57">Très utile pour les mises à jour complètes de ressources.</text:p>
            </text:list-item>
            <text:list-item>
              <text:p text:style-name="P57">Opération idempotente (même résultat si répété plusieurs fois).</text:p>
            </text:list-item>
          </text:list>
        </text:list-item>
        <text:list-item>
          <text:p text:style-name="P56"><text:span text:style-name="Strong_20_Emphasis">Inconvénients du PUT</text:span> :</text:p>
          <text:list>
            <text:list-item>
              <text:p text:style-name="P56">Si mal utilisé, peut entraîner une perte de données, car il remplace complètement la ressource.</text:p>
            </text:list-item>
          </text:list>
        </text:list-item>
      </text:list>
      <text:h text:style-name="P2" text:outline-level="4">D. <text:span text:style-name="Strong_20_Emphasis">DELETE</text:span></text:h>
      <text:p text:style-name="P7"><text:span text:style-name="Strong_20_Emphasis">Principe</text:span> : La méthode <text:span text:style-name="Strong_20_Emphasis">DELETE</text:span> permet de <text:span text:style-name="Strong_20_Emphasis">supprimer une ressource</text:span> sur le serveur.</text:p>
      <text:list xml:id="list3530306101" text:style-name="L13">
        <text:list-item>
          <text:p text:style-name="P58"><text:span text:style-name="Strong_20_Emphasis">Technique en Next.js</text:span> : L’envoi d’une requête DELETE suit le même schéma que GET ou POST, avec la méthode <text:span text:style-name="Source_20_Text">delete()</text:span> d’Axios ou <text:span text:style-name="Source_20_Text">fetch()</text:span>.</text:p>
          <text:p text:style-name="P58"><text:span text:style-name="Strong_20_Emphasis">Exemple avec Axios</text:span> :</text:p>
          <text:p text:style-name="P35">javascript</text:p>
          <text:p text:style-name="P35">Copier le code</text:p>
          <text:p text:style-name="P24"><text:span text:style-name="Source_20_Text"><text:span text:style-name="T2">axios.delete("http://127.0.0.1:8000/api/users/1/");</text:span></text:span></text:p>
        </text:list-item>
        <text:list-item>
          <text:p text:style-name="P58"><text:span text:style-name="Strong_20_Emphasis">Technique en Django</text:span> :<text:line-break/>La vue Django pour DELETE est similaire à celles pour POST ou PUT.</text:p>
          <text:p text:style-name="P58"><text:span text:style-name="Strong_20_Emphasis">Exemple avec DRF</text:span> :</text:p>
          <text:p text:style-name="P35">python</text:p>
          <text:p text:style-name="P35">Copier le code</text:p>
          <text:p text:style-name="P25"><text:span text:style-name="Source_20_Text"><text:span text:style-name="T2">@api_view(['DELETE'])</text:span></text:span></text:p>
          <text:p text:style-name="P25"><text:span text:style-name="Source_20_Text"><text:span text:style-name="T2">def delete_user(request, pk):</text:span></text:span></text:p>
          <text:p text:style-name="P25"><text:span text:style-name="Source_20_Text"><text:span text:style-name="T2"><text:s text:c="4"/>user = User.objects.get(pk=pk)</text:span></text:span></text:p>
          <text:p text:style-name="P25"><text:span text:style-name="Source_20_Text"><text:span text:style-name="T2"><text:s text:c="4"/>user.delete()</text:span></text:span></text:p>
          <text:p text:style-name="P24"><text:span text:style-name="Source_20_Text"><text:span text:style-name="T2"><text:s text:c="4"/>return Response({"message": "User deleted"}, status=204)</text:span></text:span></text:p>
        </text:list-item>
        <text:list-item>
          <text:p text:style-name="P58"><text:span text:style-name="Strong_20_Emphasis">Avantages du DELETE</text:span> :</text:p>
          <text:list>
            <text:list-item>
              <text:p text:style-name="P59">Direct, permet de supprimer des ressources simplement.</text:p>
            </text:list-item>
          </text:list>
        </text:list-item>
        <text:list-item>
          <text:p text:style-name="P58"><text:span text:style-name="Strong_20_Emphasis">Inconvénients du DELETE</text:span> :</text:p>
          <text:list>
            <text:list-item>
              <text:p text:style-name="P58">Une suppression peut être irréversible. Il faut donc être certain de l’opération avant de la lancer.</text:p>
            </text:list-item>
          </text:list>
        </text:list-item>
      </text:list>
      <text:p text:style-name="P3"/>
      <text:h text:style-name="P1" text:outline-level="3"><text:soft-page-break/>2. <text:span text:style-name="Strong_20_Emphasis">Gestion des Données dans Next.js et Django</text:span></text:h>
      <text:h text:style-name="P2" text:outline-level="4">A. <text:span text:style-name="Strong_20_Emphasis">Stockage des données dans Next.js (via </text:span><text:span text:style-name="Strong_20_Emphasis"><text:span text:style-name="Source_20_Text">useState</text:span></text:span><text:span text:style-name="Strong_20_Emphasis">, </text:span><text:span text:style-name="Strong_20_Emphasis"><text:span text:style-name="Source_20_Text">useReducer</text:span></text:span><text:span text:style-name="Strong_20_Emphasis">, et </text:span><text:span text:style-name="Strong_20_Emphasis"><text:span text:style-name="Source_20_Text">useContext</text:span></text:span><text:span text:style-name="Strong_20_Emphasis">)</text:span></text:h>
      <text:list xml:id="list1220594346" text:style-name="L14">
        <text:list-item>
          <text:p text:style-name="P60"><text:span text:style-name="Strong_20_Emphasis"><text:span text:style-name="Source_20_Text">useState</text:span></text:span> :<text:line-break/>Utilisé pour capturer et gérer l’état local d’un composant (champs de formulaire, boutons, etc.). C’est la méthode la plus courante pour des formulaires simples, comme nous l'avons vu avec <text:span text:style-name="Strong_20_Emphasis">Signup</text:span> et <text:span text:style-name="Strong_20_Emphasis">Login</text:span>.</text:p>
        </text:list-item>
        <text:list-item>
          <text:p text:style-name="P60"><text:span text:style-name="Strong_20_Emphasis"><text:span text:style-name="Source_20_Text">useReducer</text:span></text:span> :<text:line-break/>Utilisé pour des états plus complexes et des structures de données plus riches. Utile pour des formulaires comportant beaucoup de champs ou des données interdépendantes.</text:p>
        </text:list-item>
        <text:list-item>
          <text:p text:style-name="P60"><text:span text:style-name="Strong_20_Emphasis"><text:span text:style-name="Source_20_Text">useContext</text:span></text:span> :<text:line-break/>Partage l’état entre plusieurs composants sans avoir à propager les props manuellement. Pratique dans des applications où plusieurs composants doivent partager les mêmes données (par exemple, les informations de connexion).</text:p>
        </text:list-item>
      </text:list>
      <text:p text:style-name="P3"/>
      <text:h text:style-name="P1" text:outline-level="3">3. <text:span text:style-name="Strong_20_Emphasis">Envoi des Données en JSON</text:span></text:h>
      <text:h text:style-name="P2" text:outline-level="4">A. <text:span text:style-name="Strong_20_Emphasis">Pourquoi JSON ?</text:span></text:h>
      <text:p text:style-name="P7"><text:span text:style-name="Strong_20_Emphasis">JSON</text:span> (JavaScript Object Notation) est une norme largement utilisée pour échanger des données entre client et serveur. Il permet de sérialiser les objets JavaScript pour les transmettre au backend, où ils peuvent être désérialisés et utilisés.</text:p>
      <text:list xml:id="list877231559" text:style-name="L15">
        <text:list-item>
          <text:p text:style-name="P61"><text:span text:style-name="Strong_20_Emphasis">Avantages</text:span> :</text:p>
          <text:list>
            <text:list-item>
              <text:p text:style-name="P61">Standardisé et lisible par les humains.</text:p>
            </text:list-item>
            <text:list-item>
              <text:p text:style-name="P61">Léger et compatible avec la majorité des API modernes.</text:p>
            </text:list-item>
          </text:list>
        </text:list-item>
        <text:list-item>
          <text:p text:style-name="P61"><text:span text:style-name="Strong_20_Emphasis">Alternatives au JSON</text:span> :</text:p>
          <text:list>
            <text:list-item>
              <text:p text:style-name="P61"><text:span text:style-name="Strong_20_Emphasis">FormData API</text:span> : Utilisé pour envoyer des données sous forme de formulaire, y compris des fichiers.</text:p>
            </text:list-item>
            <text:list-item>
              <text:p text:style-name="P62"><text:span text:style-name="Strong_20_Emphasis">URL-encoded data</text:span> : Utilisé pour des requêtes simples et légères, particulièrement efficace avec des formulaires.</text:p>
            </text:list-item>
          </text:list>
        </text:list-item>
      </text:list>
      <text:p text:style-name="P3"/>
      <text:h text:style-name="P1" text:outline-level="3">4. <text:span text:style-name="Strong_20_Emphasis">Techniques Backend dans Django</text:span></text:h>
      <text:h text:style-name="P2" text:outline-level="4">A. <text:span text:style-name="Strong_20_Emphasis">Gestion des Requêtes avec Django</text:span></text:h>
      <text:list xml:id="list2775128248" text:style-name="L16">
        <text:list-item>
          <text:p text:style-name="P63"><text:span text:style-name="Strong_20_Emphasis">Class-based Views (CBV)</text:span> :<text:line-break/>Les <text:span text:style-name="Strong_20_Emphasis">Class-Based Views</text:span> de Django permettent de structurer les vues avec des classes, ce qui simplifie le code pour des opérations courantes comme les CRUD (Create, Read, Update, Delete).</text:p>
          <text:p text:style-name="P63"><text:span text:style-name="Strong_20_Emphasis">Exemple</text:span> :</text:p>
          <text:p text:style-name="P36">python</text:p>
          <text:p text:style-name="P36">Copier le code</text:p>
          <text:p text:style-name="P26"><text:span text:style-name="Source_20_Text"><text:span text:style-name="T2">from django.views import View</text:span></text:span></text:p>
          <text:p text:style-name="P37"/>
          <text:p text:style-name="P26"><text:soft-page-break/><text:span text:style-name="Source_20_Text"><text:span text:style-name="T2">class UserCreateView(View):</text:span></text:span></text:p>
          <text:p text:style-name="P26"><text:span text:style-name="Source_20_Text"><text:span text:style-name="T2"><text:s text:c="4"/>def post(self, request):</text:span></text:span></text:p>
          <text:p text:style-name="P26"><text:span text:style-name="Source_20_Text"><text:span text:style-name="T2"><text:s text:c="8"/># Traitement de la création de l'utilisateur</text:span></text:span></text:p>
          <text:p text:style-name="P27"><text:span text:style-name="Source_20_Text"><text:span text:style-name="T2"><text:s text:c="8"/>return JsonResponse({"message": "User created"})</text:span></text:span></text:p>
        </text:list-item>
        <text:list-item>
          <text:p text:style-name="P63"><text:span text:style-name="Strong_20_Emphasis">Django Rest Framework (DRF)</text:span> :<text:line-break/><text:span text:style-name="Strong_20_Emphasis">DRF</text:span> est un framework qui repose sur Django et facilite la création d'API RESTful. Il gère les opérations CRUD de manière plus structurée.</text:p>
          <text:p text:style-name="P63"><text:span text:style-name="Strong_20_Emphasis">Avantages du DRF</text:span> :</text:p>
          <text:list>
            <text:list-item>
              <text:p text:style-name="P64">Gestion intégrée des validations, des permissions et de la sérialisation.</text:p>
            </text:list-item>
            <text:list-item>
              <text:p text:style-name="P63">Simplifie la gestion des API REST.</text:p>
            </text:list-item>
          </text:list>
          <text:p text:style-name="P63"><text:span text:style-name="Strong_20_Emphasis">Exemple</text:span> :</text:p>
          <text:p text:style-name="P36">python</text:p>
          <text:p text:style-name="P36">Copier le code</text:p>
          <text:p text:style-name="P26"><text:span text:style-name="Source_20_Text"><text:span text:style-name="T2">from rest_framework.views import APIView</text:span></text:span></text:p>
          <text:p text:style-name="P26"><text:span text:style-name="Source_20_Text"><text:span text:style-name="T2">from rest_framework.response import Response</text:span></text:span></text:p>
          <text:p text:style-name="P37"/>
          <text:p text:style-name="P26"><text:span text:style-name="Source_20_Text"><text:span text:style-name="T2">class SignupView(APIView):</text:span></text:span></text:p>
          <text:p text:style-name="P26"><text:span text:style-name="Source_20_Text"><text:span text:style-name="T2"><text:s text:c="4"/>def post(self, request):</text:span></text:span></text:p>
          <text:p text:style-name="P26"><text:span text:style-name="Source_20_Text"><text:span text:style-name="T2"><text:s text:c="8"/># Traiter les données du signup</text:span></text:span></text:p>
          <text:p text:style-name="P27"><text:span text:style-name="Source_20_Text"><text:span text:style-name="T2"><text:s text:c="8"/>return Response({"message": "Account created successfully!"})</text:span></text:span></text:p>
        </text:list-item>
      </text:list>
      <text:p text:style-name="P11"/>
      <text:h text:style-name="P1" text:outline-level="3"/>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5"><text:soft-page-break/>Quelques techniques importantes </text:p>
      <text:h text:style-name="P1" text:outline-level="3">1. <text:span text:style-name="Strong_20_Emphasis">Authentification et Autorisation</text:span></text:h>
      <text:h text:style-name="P2" text:outline-level="4">A. <text:span text:style-name="Strong_20_Emphasis">JWT (JSON Web Tokens)</text:span></text:h>
      <text:p text:style-name="P7">Le <text:span text:style-name="Strong_20_Emphasis">JSON Web Token (JWT)</text:span> est une méthode très populaire pour gérer l'authentification. JWT permet de sécuriser les échanges de données entre le client et le serveur, notamment lors des connexions. Une fois l'utilisateur connecté, un token JWT est émis par le serveur et stocké sur le client (généralement dans le localStorage ou les cookies), puis utilisé dans les requêtes pour authentifier les utilisateurs.</text:p>
      <text:list xml:id="list3931419545" text:style-name="L17">
        <text:list-item>
          <text:p text:style-name="P65"><text:span text:style-name="Strong_20_Emphasis">Comment l’implémenter ?</text:span></text:p>
          <text:list>
            <text:list-item>
              <text:p text:style-name="P66">Côté <text:span text:style-name="Strong_20_Emphasis">Django</text:span> : Utilisez le package <text:span text:style-name="Strong_20_Emphasis">djangorestframework-simplejwt</text:span> pour gérer les tokens JWT.</text:p>
            </text:list-item>
            <text:list-item>
              <text:p text:style-name="P65">Côté <text:span text:style-name="Strong_20_Emphasis">Next.js</text:span> : Envoyez le token JWT avec chaque requête (par exemple via les en-têtes HTTP).</text:p>
            </text:list-item>
          </text:list>
          <text:p text:style-name="P65"><text:span text:style-name="Strong_20_Emphasis">Exemple d'en-tête avec token JWT :</text:span></text:p>
          <text:p text:style-name="P38">javascript</text:p>
          <text:p text:style-name="P38">Copier le code</text:p>
          <text:p text:style-name="P28"><text:span text:style-name="Source_20_Text"><text:span text:style-name="T2">axios.get("http://127.0.0.1:8000/api/users/", {</text:span></text:span></text:p>
          <text:p text:style-name="P28"><text:span text:style-name="Source_20_Text"><text:span text:style-name="T2"><text:s text:c="4"/>headers: {</text:span></text:span></text:p>
          <text:p text:style-name="P28"><text:span text:style-name="Source_20_Text"><text:span text:style-name="T2"><text:s text:c="6"/>Authorization: `Bearer ${token}`</text:span></text:span></text:p>
          <text:p text:style-name="P28"><text:span text:style-name="Source_20_Text"><text:span text:style-name="T2"><text:s text:c="4"/>}</text:span></text:span></text:p>
          <text:p text:style-name="P29"><text:span text:style-name="Source_20_Text"><text:span text:style-name="T2">});</text:span></text:span></text:p>
        </text:list-item>
        <text:list-item>
          <text:p text:style-name="P65"><text:span text:style-name="Strong_20_Emphasis">Avantages</text:span> :</text:p>
          <text:list>
            <text:list-item>
              <text:p text:style-name="P66">Simplicité et légèreté.</text:p>
            </text:list-item>
            <text:list-item>
              <text:p text:style-name="P66">Permet une authentification sans avoir à gérer des sessions sur le serveur.</text:p>
            </text:list-item>
          </text:list>
        </text:list-item>
        <text:list-item>
          <text:p text:style-name="P65"><text:span text:style-name="Strong_20_Emphasis">Inconvénients</text:span> :</text:p>
          <text:list>
            <text:list-item>
              <text:p text:style-name="P66">Plus exposé au vol de token s'il est mal sécurisé.</text:p>
            </text:list-item>
            <text:list-item>
              <text:p text:style-name="P65">Les tokens JWT ne sont pas invalidés jusqu'à expiration, donc les tokens volés peuvent être utilisés jusqu'à ce moment.</text:p>
            </text:list-item>
          </text:list>
        </text:list-item>
      </text:list>
      <text:h text:style-name="P2" text:outline-level="4">B. <text:span text:style-name="Strong_20_Emphasis">Sessions</text:span></text:h>
      <text:p text:style-name="P7">Les <text:span text:style-name="Strong_20_Emphasis">sessions</text:span> sont une autre technique courante pour gérer l'authentification. C’est la méthode par défaut dans <text:span text:style-name="Strong_20_Emphasis">Django</text:span>, où un cookie de session est envoyé au client, et le serveur garde une trace des sessions actives.</text:p>
      <text:list xml:id="list1298178461" text:style-name="L18">
        <text:list-item>
          <text:p text:style-name="P67"><text:span text:style-name="Strong_20_Emphasis">Avantages</text:span> :</text:p>
          <text:list>
            <text:list-item>
              <text:p text:style-name="P68">Plus sécurisé car les données sensibles restent côté serveur.</text:p>
            </text:list-item>
            <text:list-item>
              <text:p text:style-name="P68">Facile à implémenter avec Django.</text:p>
            </text:list-item>
          </text:list>
        </text:list-item>
        <text:list-item>
          <text:p text:style-name="P67"><text:span text:style-name="Strong_20_Emphasis">Inconvénients</text:span> :</text:p>
          <text:list>
            <text:list-item>
              <text:p text:style-name="P68">Nécessite la gestion d’une base de données pour stocker les sessions.</text:p>
            </text:list-item>
            <text:list-item>
              <text:p text:style-name="P67">Moins pratique dans des environnements décentralisés (par exemple, microservices).</text:p>
            </text:list-item>
          </text:list>
        </text:list-item>
      </text:list>
      <text:p text:style-name="P3"/>
      <text:h text:style-name="P1" text:outline-level="3"><text:soft-page-break/>2. <text:span text:style-name="Strong_20_Emphasis">Gestion de l'État Global</text:span></text:h>
      <text:h text:style-name="P2" text:outline-level="4">A. <text:span text:style-name="Strong_20_Emphasis">Redux</text:span> (dans Next.js)</text:h>
      <text:p text:style-name="P7"><text:span text:style-name="Strong_20_Emphasis">Redux</text:span> est une solution populaire pour gérer l’état global d’une application React/Next.js, particulièrement lorsque plusieurs composants ont besoin de partager des données (par exemple, informations utilisateur, produits, etc.). Redux utilise un "store" centralisé pour gérer les données de l'application.</text:p>
      <text:list xml:id="list1071788169" text:style-name="L19">
        <text:list-item>
          <text:p text:style-name="P69"><text:span text:style-name="Strong_20_Emphasis">Avantages</text:span> :</text:p>
          <text:list>
            <text:list-item>
              <text:p text:style-name="P70">Centralise l'état global, facilitant le débogage et la gestion.</text:p>
            </text:list-item>
            <text:list-item>
              <text:p text:style-name="P70">Très utile pour les grandes applications avec des états complexes.</text:p>
            </text:list-item>
          </text:list>
        </text:list-item>
        <text:list-item>
          <text:p text:style-name="P69"><text:span text:style-name="Strong_20_Emphasis">Inconvénients</text:span> :</text:p>
          <text:list>
            <text:list-item>
              <text:p text:style-name="P70">Complexité supplémentaire dans les petites applications.</text:p>
            </text:list-item>
            <text:list-item>
              <text:p text:style-name="P69">Peut être verbeux et nécessiter beaucoup de configuration initiale.</text:p>
            </text:list-item>
          </text:list>
        </text:list-item>
      </text:list>
      <text:h text:style-name="P2" text:outline-level="4">B. <text:span text:style-name="Strong_20_Emphasis">useContext + useReducer</text:span></text:h>
      <text:p text:style-name="P7">Pour des applications plus petites ou moyennes, une combinaison de <text:span text:style-name="Strong_20_Emphasis">useContext</text:span> et <text:span text:style-name="Strong_20_Emphasis">useReducer</text:span> peut être une alternative plus simple à <text:span text:style-name="Strong_20_Emphasis">Redux</text:span> pour gérer l'état global.</text:p>
      <text:list xml:id="list3400005708" text:style-name="L20">
        <text:list-item>
          <text:p text:style-name="P71"><text:span text:style-name="Strong_20_Emphasis">Avantages</text:span> :</text:p>
          <text:list>
            <text:list-item>
              <text:p text:style-name="P72">Simplicité, peu de configuration requise.</text:p>
            </text:list-item>
            <text:list-item>
              <text:p text:style-name="P72">Moins verbeux que Redux.</text:p>
            </text:list-item>
          </text:list>
        </text:list-item>
        <text:list-item>
          <text:p text:style-name="P71"><text:span text:style-name="Strong_20_Emphasis">Inconvénients</text:span> :</text:p>
          <text:list>
            <text:list-item>
              <text:p text:style-name="P71">Moins puissant et structuré que Redux pour des applications complexes.</text:p>
            </text:list-item>
          </text:list>
        </text:list-item>
      </text:list>
      <text:p text:style-name="P3"/>
      <text:h text:style-name="P1" text:outline-level="3">3. <text:span text:style-name="Strong_20_Emphasis">Formulaires Avancés</text:span></text:h>
      <text:h text:style-name="P2" text:outline-level="4">A. <text:span text:style-name="Strong_20_Emphasis">Formik + Yup</text:span></text:h>
      <text:p text:style-name="P7">Pour la gestion des formulaires complexes et leur validation dans <text:span text:style-name="Strong_20_Emphasis">Next.js</text:span>, <text:span text:style-name="Strong_20_Emphasis">Formik</text:span> est une bibliothèque qui simplifie la gestion des états de formulaire, et <text:span text:style-name="Strong_20_Emphasis">Yup</text:span> permet une validation des données facile et puissante.</text:p>
      <text:list xml:id="list406122186" text:style-name="L21">
        <text:list-item>
          <text:p text:style-name="P73"><text:span text:style-name="Strong_20_Emphasis">Formik</text:span> : Simplifie la gestion des champs de formulaire et des événements liés aux formulaires.</text:p>
        </text:list-item>
        <text:list-item>
          <text:p text:style-name="P74"><text:span text:style-name="Strong_20_Emphasis">Yup</text:span> : Permet la validation des données et la gestion des erreurs côté client.</text:p>
        </text:list-item>
      </text:list>
      <text:p text:style-name="P7"><text:span text:style-name="Strong_20_Emphasis">Exemple</text:span> avec Formik et Yup :</text:p>
      <text:p text:style-name="P39">javascript</text:p>
      <text:p text:style-name="P39">Copier le code</text:p>
      <text:p text:style-name="P4"><text:span text:style-name="Source_20_Text"><text:span text:style-name="T2">import { Formik, Field, Form } from "formik";</text:span></text:span></text:p>
      <text:p text:style-name="P4"><text:span text:style-name="Source_20_Text"><text:span text:style-name="T2">import * as Yup from "yup";</text:span></text:span></text:p>
      <text:p text:style-name="P40"/>
      <text:p text:style-name="P4"><text:span text:style-name="Source_20_Text"><text:span text:style-name="T2">const SignupSchema = Yup.object().shape({</text:span></text:span></text:p>
      <text:p text:style-name="P4"><text:span text:style-name="Source_20_Text"><text:span text:style-name="T2"><text:s text:c="2"/>email: Yup.string().email('Invalid email').required('Required'),</text:span></text:span></text:p>
      <text:p text:style-name="P4"><text:span text:style-name="Source_20_Text"><text:span text:style-name="T2"><text:s text:c="2"/>password: Yup.string().min(8, 'Too Short!').required('Required'),</text:span></text:span></text:p>
      <text:p text:style-name="P4"><text:span text:style-name="Source_20_Text"><text:span text:style-name="T2">});</text:span></text:span></text:p>
      <text:p text:style-name="P40"/>
      <text:p text:style-name="P4"><text:soft-page-break/><text:span text:style-name="Source_20_Text"><text:span text:style-name="T2">&lt;Formik</text:span></text:span></text:p>
      <text:p text:style-name="P4"><text:span text:style-name="Source_20_Text"><text:span text:style-name="T2"><text:s text:c="2"/>initialValues={{ email: '', password: '' }}</text:span></text:span></text:p>
      <text:p text:style-name="P4"><text:span text:style-name="Source_20_Text"><text:span text:style-name="T2"><text:s text:c="2"/>validationSchema={SignupSchema}</text:span></text:span></text:p>
      <text:p text:style-name="P4"><text:span text:style-name="Source_20_Text"><text:span text:style-name="T2"><text:s text:c="2"/>onSubmit={values =&gt; { /* envoyer au backend */ }}</text:span></text:span></text:p>
      <text:p text:style-name="P4"><text:span text:style-name="Source_20_Text"><text:span text:style-name="T2">&gt;</text:span></text:span></text:p>
      <text:p text:style-name="P4"><text:span text:style-name="Source_20_Text"><text:span text:style-name="T2"><text:s text:c="2"/>{({ errors, touched }) =&gt; (</text:span></text:span></text:p>
      <text:p text:style-name="P4"><text:span text:style-name="Source_20_Text"><text:span text:style-name="T2"><text:s text:c="4"/>&lt;Form&gt;</text:span></text:span></text:p>
      <text:p text:style-name="P4"><text:span text:style-name="Source_20_Text"><text:span text:style-name="T2"><text:s text:c="6"/>&lt;Field name="email" /&gt;</text:span></text:span></text:p>
      <text:p text:style-name="P4"><text:span text:style-name="Source_20_Text"><text:span text:style-name="T2"><text:s text:c="6"/>{errors.email &amp;&amp; touched.email ? (&lt;div&gt;{errors.email}&lt;/div&gt;) : null}</text:span></text:span></text:p>
      <text:p text:style-name="P40"/>
      <text:p text:style-name="P4"><text:span text:style-name="Source_20_Text"><text:span text:style-name="T2"><text:s text:c="6"/>&lt;Field name="password" type="password" /&gt;</text:span></text:span></text:p>
      <text:p text:style-name="P4"><text:span text:style-name="Source_20_Text"><text:span text:style-name="T2"><text:s text:c="6"/>{errors.password &amp;&amp; touched.password ? (&lt;div&gt;{errors.password}&lt;/div&gt;) : null}</text:span></text:span></text:p>
      <text:p text:style-name="P40"/>
      <text:p text:style-name="P4"><text:span text:style-name="Source_20_Text"><text:span text:style-name="T2"><text:s text:c="6"/>&lt;button type="submit"&gt;Submit&lt;/button&gt;</text:span></text:span></text:p>
      <text:p text:style-name="P4"><text:span text:style-name="Source_20_Text"><text:span text:style-name="T2"><text:s text:c="4"/>&lt;/Form&gt;</text:span></text:span></text:p>
      <text:p text:style-name="P4"><text:span text:style-name="Source_20_Text"><text:span text:style-name="T2"><text:s text:c="2"/>)}</text:span></text:span></text:p>
      <text:p text:style-name="P5"><text:span text:style-name="Source_20_Text"><text:span text:style-name="T2">&lt;/Formik&gt;</text:span></text:span></text:p>
      <text:list xml:id="list405805907" text:style-name="L22">
        <text:list-item>
          <text:p text:style-name="P75"><text:span text:style-name="Strong_20_Emphasis">Avantages</text:span> :</text:p>
          <text:list>
            <text:list-item>
              <text:p text:style-name="P76">Gestion simple des erreurs et validation.</text:p>
            </text:list-item>
            <text:list-item>
              <text:p text:style-name="P76">Adapté pour des formulaires avec de nombreux champs.</text:p>
            </text:list-item>
          </text:list>
        </text:list-item>
        <text:list-item>
          <text:p text:style-name="P75"><text:span text:style-name="Strong_20_Emphasis">Inconvénients</text:span> :</text:p>
          <text:list>
            <text:list-item>
              <text:p text:style-name="P75">Une légère surcharge pour des formulaires très simples.</text:p>
            </text:list-item>
          </text:list>
        </text:list-item>
      </text:list>
      <text:p text:style-name="P3"/>
      <text:h text:style-name="P1" text:outline-level="3">4. <text:span text:style-name="Strong_20_Emphasis">API GraphQL</text:span></text:h>
      <text:h text:style-name="P2" text:outline-level="4">A. <text:span text:style-name="Strong_20_Emphasis">GraphQL</text:span></text:h>
      <text:p text:style-name="P7"><text:span text:style-name="Strong_20_Emphasis">GraphQL</text:span> est une alternative aux API REST traditionnelles qui permet aux clients de demander précisément les données dont ils ont besoin et rien de plus. Il est très flexible et permet de limiter les allers-retours entre le client et le serveur.</text:p>
      <text:list xml:id="list3473731536" text:style-name="L23">
        <text:list-item>
          <text:p text:style-name="P77"><text:span text:style-name="Strong_20_Emphasis">Avantages</text:span> :</text:p>
          <text:list>
            <text:list-item>
              <text:p text:style-name="P78">Flexibilité accrue, le client peut choisir les champs de données nécessaires.</text:p>
            </text:list-item>
            <text:list-item>
              <text:p text:style-name="P78">Réduit la surcharge des appels d'API, pas besoin d'effectuer plusieurs requêtes pour des données liées.</text:p>
            </text:list-item>
          </text:list>
        </text:list-item>
        <text:list-item>
          <text:p text:style-name="P77"><text:span text:style-name="Strong_20_Emphasis">Inconvénients</text:span> :</text:p>
          <text:list>
            <text:list-item>
              <text:p text:style-name="P78">Plus complexe à configurer que REST.</text:p>
            </text:list-item>
            <text:list-item>
              <text:p text:style-name="P77">Nécessite des outils spécifiques pour la mise en place de l’API (ex. <text:span text:style-name="Strong_20_Emphasis">Graphene</text:span> pour Django, <text:span text:style-name="Strong_20_Emphasis">Apollo</text:span> pour React/Next.js).</text:p>
            </text:list-item>
          </text:list>
        </text:list-item>
      </text:list>
      <text:p text:style-name="P3"/>
      <text:h text:style-name="P1" text:outline-level="3">5. <text:span text:style-name="Strong_20_Emphasis">Cache et Performances</text:span></text:h>
      <text:h text:style-name="P2" text:outline-level="4">A. <text:span text:style-name="Strong_20_Emphasis">SWR (stale-while-revalidate)</text:span></text:h>
      <text:p text:style-name="P7"><text:span text:style-name="Strong_20_Emphasis">SWR</text:span> est une bibliothèque de gestion des requêtes HTTP dans <text:span text:style-name="Strong_20_Emphasis">Next.js</text:span> qui permet d’optimiser les performances en mettant en cache les données déjà récupérées et en les renvoyant au client tout en les réactualisant en arrière-plan.</text:p>
      <text:list xml:id="list2049905832" text:style-name="L24">
        <text:list-item>
          <text:p text:style-name="P79"><text:soft-page-break/><text:span text:style-name="Strong_20_Emphasis">Avantages</text:span> :</text:p>
          <text:list>
            <text:list-item>
              <text:p text:style-name="P80">Amélioration des performances et de la réactivité.</text:p>
            </text:list-item>
            <text:list-item>
              <text:p text:style-name="P80">Cache intelligent avec une réactualisation automatique.</text:p>
            </text:list-item>
          </text:list>
        </text:list-item>
        <text:list-item>
          <text:p text:style-name="P79"><text:span text:style-name="Strong_20_Emphasis">Inconvénients</text:span> :</text:p>
          <text:list>
            <text:list-item>
              <text:p text:style-name="P80">Ajoute un peu de complexité.</text:p>
            </text:list-item>
            <text:list-item>
              <text:p text:style-name="P79">Les données doivent être fréquemment mises à jour pour être à jour.</text:p>
            </text:list-item>
          </text:list>
        </text:list-item>
      </text:list>
      <text:h text:style-name="P2" text:outline-level="4">B. <text:span text:style-name="Strong_20_Emphasis">Django Caching</text:span></text:h>
      <text:p text:style-name="P7">Django propose aussi des systèmes de <text:span text:style-name="Strong_20_Emphasis">cache</text:span>, comme <text:span text:style-name="Strong_20_Emphasis">Memcached</text:span> ou <text:span text:style-name="Strong_20_Emphasis">Redis</text:span>, pour améliorer les performances des applications.</text:p>
      <text:list xml:id="list2664539579" text:style-name="L25">
        <text:list-item>
          <text:p text:style-name="P81"><text:span text:style-name="Strong_20_Emphasis">Avantages</text:span> :</text:p>
          <text:list>
            <text:list-item>
              <text:p text:style-name="P82">Réduit le temps de réponse des requêtes en stockant temporairement les résultats des vues.</text:p>
            </text:list-item>
            <text:list-item>
              <text:p text:style-name="P82">Très utile pour les données rarement modifiées (par ex. les catalogues produits).</text:p>
            </text:list-item>
          </text:list>
        </text:list-item>
        <text:list-item>
          <text:p text:style-name="P81"><text:span text:style-name="Strong_20_Emphasis">Inconvénients</text:span> :</text:p>
          <text:list>
            <text:list-item>
              <text:p text:style-name="P82">Nécessite une configuration supplémentaire.</text:p>
            </text:list-item>
            <text:list-item>
              <text:p text:style-name="P81">Gérer correctement l'invalidation du cache peut être difficile.</text:p>
            </text:list-item>
          </text:list>
        </text:list-item>
      </text:list>
      <text:p text:style-name="P3"/>
      <text:h text:style-name="P1" text:outline-level="3">6. <text:span text:style-name="Strong_20_Emphasis">WebSockets pour la Communication en Temps Réel</text:span></text:h>
      <text:p text:style-name="P7">Si votre application nécessite des mises à jour en temps réel (comme des notifications ou des chats), <text:span text:style-name="Strong_20_Emphasis">WebSockets</text:span> peut être une solution efficace. Django prend en charge WebSockets via <text:span text:style-name="Strong_20_Emphasis">Django Channels</text:span>, qui permet une communication bidirectionnelle entre le serveur et le client.</text:p>
      <text:list xml:id="list2513377097" text:style-name="L26">
        <text:list-item>
          <text:p text:style-name="P83"><text:span text:style-name="Strong_20_Emphasis">Avantages</text:span> :</text:p>
          <text:list>
            <text:list-item>
              <text:p text:style-name="P84">Communication en temps réel pour les mises à jour instantanées.</text:p>
            </text:list-item>
            <text:list-item>
              <text:p text:style-name="P84">Permet des fonctionnalités interactives comme les chats ou les notifications.</text:p>
            </text:list-item>
          </text:list>
        </text:list-item>
        <text:list-item>
          <text:p text:style-name="P83"><text:span text:style-name="Strong_20_Emphasis">Inconvénients</text:span> :</text:p>
          <text:list>
            <text:list-item>
              <text:p text:style-name="P84">Complexe à implémenter et à tester.</text:p>
            </text:list-item>
            <text:list-item>
              <text:p text:style-name="P83">Consomme plus de ressources côté serveur.</text:p>
            </text:list-item>
          </text:list>
        </text:list-item>
      </text:list>
      <text:p text:style-name="P3"/>
      <text:h text:style-name="P14" text:outline-level="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8T09:32:47.254730556</meta:creation-date>
    <dc:date>2024-10-08T09:59:36.440575933</dc:date>
    <meta:editing-duration>PT12M4S</meta:editing-duration>
    <meta:editing-cycles>5</meta:editing-cycles>
    <meta:generator>LibreOffice/7.3.7.2$Linux_X86_64 LibreOffice_project/30$Build-2</meta:generator>
    <meta:document-statistic meta:table-count="0" meta:image-count="0" meta:object-count="0" meta:page-count="13" meta:paragraph-count="353" meta:word-count="3190" meta:character-count="20796" meta:non-whitespace-character-count="17809"/>
  </office:meta>
</office:document-meta>
</file>